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T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Основнойшрифтабзаца" style:family="text">
      <style:text-properties fo:font-size="15pt" style:font-size-asian="15pt" style:font-size-complex="15pt"/>
    </style:style>
    <style:style style:name="T2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9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0" style:parent-style-name="Обычный" style:family="paragraph">
      <style:paragraph-properties fo:text-align="center"/>
    </style:style>
    <style:style style:name="P41" style:parent-style-name="Обычный" style:family="paragraph">
      <style:paragraph-properties fo:text-align="end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3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4" style:parent-style-name="Обычный" style:family="paragraph">
      <style:paragraph-properties fo:text-align="center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6" style:parent-style-name="Обычный" style:family="paragraph">
      <style:paragraph-properties fo:text-align="center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9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0" style:parent-style-name="Обычный" style:family="paragraph">
      <style:paragraph-properties fo:text-align="center"/>
    </style:style>
    <style:style style:name="T5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54" style:parent-style-name="Обычный" style:family="paragraph">
      <style:paragraph-properties fo:text-align="center"/>
    </style:style>
    <style:style style:name="P55" style:parent-style-name="Обычный" style:family="paragraph">
      <style:paragraph-properties fo:text-align="center"/>
    </style:style>
    <style:style style:name="P5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5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59" style:parent-style-name="Обычный" style:family="paragraph">
      <style:paragraph-properties fo:text-align="center"/>
    </style:style>
    <style:style style:name="P60" style:parent-style-name="Обычный" style:family="paragraph">
      <style:paragraph-properties fo:text-align="center"/>
    </style:style>
    <style:style style:name="P61" style:parent-style-name="Обычный" style:family="paragraph">
      <style:paragraph-properties fo:text-align="center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3" style:parent-style-name="Обычный" style:family="paragraph">
      <style:paragraph-properties fo:text-align="center"/>
    </style:style>
    <style:style style:name="T6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65" style:parent-style-name="Обычный" style:family="paragraph">
      <style:paragraph-properties fo:text-align="end"/>
    </style:style>
    <style:style style:name="P66" style:parent-style-name="Обычный" style:family="paragraph">
      <style:paragraph-properties fo:text-align="end"/>
    </style:style>
    <style:style style:name="P67" style:parent-style-name="Обычный" style:family="paragraph">
      <style:paragraph-properties fo:text-align="end"/>
    </style:style>
    <style:style style:name="P68" style:parent-style-name="Обычный" style:family="paragraph">
      <style:paragraph-properties fo:text-align="end"/>
    </style:style>
    <style:style style:name="P69" style:parent-style-name="Обычный" style:family="paragraph">
      <style:paragraph-properties fo:text-align="end"/>
    </style:style>
    <style:style style:name="P70" style:parent-style-name="Обычный" style:family="paragraph">
      <style:paragraph-properties fo:text-align="end"/>
    </style:style>
    <style:style style:name="P7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7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73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74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75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76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77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78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79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80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T81" style:parent-style-name="Основнойшрифтабзаца" style:family="text">
      <style:text-properties fo:font-weight="bold" style:font-weight-asian="bold" style:font-weight-complex="bold" fo:color="#FFFFFF" fo:font-size="15pt" style:font-size-asian="15pt" style:font-size-complex="15pt" fo:background-color="#000000"/>
    </style:style>
    <style:style style:name="P8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4" style:parent-style-name="Обычный" style:family="paragraph">
      <style:text-properties fo:font-size="15pt" style:font-size-asian="15pt" style:font-size-complex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1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12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23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5" style:parent-style-name="Основнойшрифтабзаца" style:family="text">
      <style:text-properties fo:font-size="15pt" style:font-size-asian="15pt" style:font-size-complex="15pt"/>
    </style:style>
    <style:style style:name="T126" style:parent-style-name="Основнойшрифтабзаца" style:family="text">
      <style:text-properties fo:font-size="15pt" style:font-size-asian="15pt" style:font-size-complex="15pt"/>
    </style:style>
    <style:style style:name="T12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8" style:parent-style-name="Основнойшрифтабзаца" style:family="text">
      <style:text-properties fo:font-size="15pt" style:font-size-asian="15pt" style:font-size-complex="15pt"/>
    </style:style>
    <style:style style:name="T12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0" style:parent-style-name="Основнойшрифтабзаца" style:family="text">
      <style:text-properties fo:font-size="15pt" style:font-size-asian="15pt" style:font-size-complex="15pt"/>
    </style:style>
    <style:style style:name="T131" style:parent-style-name="Основнойшрифтабзаца" style:family="text">
      <style:text-properties fo:font-size="15pt" style:font-size-asian="15pt" style:font-size-complex="15pt"/>
    </style:style>
    <style:style style:name="P132" style:parent-style-name="Обычный" style:family="paragraph">
      <style:text-properties fo:font-size="15pt" style:font-size-asian="15pt" style:font-size-complex="15pt"/>
    </style:style>
    <style:style style:name="P133" style:parent-style-name="Обычный" style:family="paragraph">
      <style:text-properties fo:font-size="15pt" style:font-size-asian="15pt" style:font-size-complex="15pt"/>
    </style:style>
    <style:style style:name="P134" style:parent-style-name="Обычный" style:family="paragraph">
      <style:text-properties fo:font-size="15pt" style:font-size-asian="15pt" style:font-size-complex="15pt"/>
    </style:style>
    <style:style style:name="P135" style:parent-style-name="Обычный" style:family="paragraph">
      <style:text-properties fo:font-size="15pt" style:font-size-asian="15pt" style:font-size-complex="15pt"/>
    </style:style>
    <style:style style:name="P136" style:parent-style-name="Обычный" style:family="paragraph">
      <style:text-properties fo:font-size="15pt" style:font-size-asian="15pt" style:font-size-complex="15pt"/>
    </style:style>
    <style:style style:name="P137" style:parent-style-name="Обычный" style:family="paragraph">
      <style:text-properties fo:font-size="15pt" style:font-size-asian="15pt" style:font-size-complex="15pt"/>
    </style:style>
    <style:style style:name="P138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<text:s/>3_1</text:p>
      <text:p text:style-name="Обычный"><text:span text:style-name="T4">Тема:<text:s/></text:span><text:span text:style-name="T5">Составление программ ветвящийся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линейны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Дано трехзначное число. Проверить истинность высказывания: «Цифры данного числа образуют возрастающую или убывающую последовательность».</text:p>
      <text:p text:style-name="Обычный"><text:span text:style-name="T22">Тип алгоритма:<text:s/></text:span><text:span text:style-name="T23">ветвящийся.</text:span></text:p>
      <text:p text:style-name="Обычный"><draw:custom-shape svg:x="2.21457in" svg:y="0.16732in" svg:width="2.05903in" svg:height="0.47917in" draw:z-index="4" draw:id="id0" draw:style-name="a0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4">Блок-схема алгоритма:</text:span></text:p>
      <text:p text:style-name="P25"><text:span text:style-name="T26">Начало</text:span></text:p>
      <text:p text:style-name="Обычный"><draw:connector draw:type="line" svg:x1="3.23108in" svg:y1="0.15276in" svg:x2="3.18386in" svg:y2="0.51526in" draw:z-index="5" draw:id="id1" draw:style-name="a1" draw:name="Линия 7" text:anchor-type="paragraph"><svg:title/><svg:desc/></draw:connector></text:p>
      <text:p text:style-name="P27"/>
      <text:p text:style-name="P28"><draw:custom-shape svg:x="0in" svg:y="0.01181in" svg:width="1.93264in" svg:height="0.32153in" draw:z-index="3" draw:id="id2" draw:style-name="a2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text:span text:style-name="T29">Ввод<text:s/></text:span><text:span text:style-name="T30">x</text:span></text:p>
      <text:p text:style-name="Обычный"><draw:connector draw:type="line" svg:x1="3.23108in" svg:y1="0.11181in" svg:x2="3.18386in" svg:y2="0.4632in" draw:z-index="6" draw:id="id3" draw:style-name="a3" draw:name="Линия 7" text:anchor-type="paragraph"><svg:title/><svg:desc/></draw:connector></text:p>
      <text:p text:style-name="P31"/>
      <text:p text:style-name="P32"><draw:custom-shape svg:x="0in" svg:y="0.01181in" svg:width="3.33264in" svg:height="0.60278in" draw:z-index="7" draw:id="id4" draw:style-name="a4" draw:name="Фигура 9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3">x</text:span><text:span text:style-name="T34"><text:s/>=<text:s/></text:span><text:span text:style-name="T35">int</text:span><text:span text:style-name="T36">(</text:span><text:span text:style-name="T37">input</text:span><text:span text:style-name="T38">(“Введите число:”))</text:span></text:p>
      <text:p text:style-name="P39"/>
      <text:p text:style-name="P40"><draw:connector draw:type="line" svg:x1="4.85in" svg:y1="0.00748in" svg:x2="5.81875in" svg:y2="0.19498in" draw:z-index="11" draw:id="id5" draw:style-name="a5" draw:name="Линия 7" text:anchor-type="paragraph"><svg:title/><svg:desc/></draw:connector><draw:custom-shape svg:x="5.29016in" svg:y="0.19528in" svg:width="1.57153in" svg:height="0.38542in" draw:z-index="10" draw:id="id6" draw:style-name="a6" draw:name="Фигура 9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1"><draw:connector draw:type="line" svg:x1="3.6311in" svg:y1="0.49528in" svg:x2="5.29777in" svg:y2="0.19528in" draw:z-index="12" draw:id="id7" draw:style-name="a7" draw:name="Линия 7" text:anchor-type="paragraph"><svg:title/><svg:desc/></draw:connector><text:span text:style-name="T42">a = x // 100</text:span></text:p>
      <text:p text:style-name="P43"/>
      <text:p text:style-name="P44"><draw:custom-shape svg:x="0in" svg:y="0.00748in" svg:width="2.16528in" svg:height="0.3125in" draw:z-index="8" draw:id="id8" draw:style-name="a8" draw:name="Фигура 9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45">b = ( x // 10 ) % 10</text:span></text:p>
      <text:p text:style-name="P46"><draw:connector draw:type="line" svg:x1="0.89173in" svg:y1="0.21512in" svg:x2="2.17228in" svg:y2="0.00748in" draw:z-index="13" draw:id="id9" draw:style-name="a9" draw:name="Линия 7" text:anchor-type="paragraph"><svg:title/><svg:desc/></draw:connector><draw:custom-shape svg:x="-0.29567in" svg:y="0.21535in" svg:width="1.58264in" svg:height="0.3625in" draw:z-index="9" draw:id="id10" draw:style-name="a10" draw:name="Фигура 9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draw:custom-shape svg:x="0.95827in" svg:y="0.20354in" svg:width="7.12431in" svg:height="1.04167in" draw:z-index="14" draw:id="id11" draw:style-name="a11" draw:name="Блок-схема: решение 1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draw:connector draw:type="line" svg:x1="1.2874in" svg:y1="0.20354in" svg:x2="2.40129in" svg:y2="0.33896in" draw:z-index="15" draw:id="id12" draw:style-name="a12" draw:name="Линия 7" text:anchor-type="paragraph"><svg:title/><svg:desc/></draw:connector><text:span text:style-name="T47">c = x % 10</text:span></text:p>
      <text:p text:style-name="P48"/>
      <text:p text:style-name="P49">( a – b ) * ( b – c ) &gt;= 0 and a != c then</text:p>
      <text:p text:style-name="P50"><draw:connector draw:type="line" svg:x1="6.4437in" svg:y1="0.07835in" svg:x2="6.99509in" svg:y2="1.26585in" draw:z-index="19" draw:id="id13" draw:style-name="a13" draw:name="Линия 7" text:anchor-type="paragraph"><svg:title/><svg:desc/></draw:connector><text:span text:style-name="T51">:</text:span><text:span text:style-name="T52">print</text:span><text:span text:style-name="T53"><text:s/>(‘Цифры данного числа образуют.’)</text:span></text:p>
      <text:p text:style-name="P54"><draw:connector draw:type="line" svg:x1="1.83756in" svg:y1="0.06811in" svg:x2="0.89173in" svg:y2="0.557in" draw:z-index="17" draw:id="id14" draw:style-name="a14" draw:name="Линия 7" text:anchor-type="paragraph"><svg:title/><svg:desc/></draw:connector></text:p>
      <text:p text:style-name="P55"><draw:custom-shape svg:x="-0.5563in" svg:y="0.16811in" svg:width="5.10417in" svg:height="0.92639in" draw:z-index="16" draw:id="id15" draw:style-name="a15" draw:name="Блок-схема: решение 1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56"/>
      <text:p text:style-name="Обычный"><text:span text:style-name="T57">Print</text:span><text:span text:style-name="T58">(‘Цифры данного числа не образуют.’)</text:span></text:p>
      <text:p text:style-name="Обычный"><draw:connector draw:type="line" svg:x1="3.99567in" svg:y1="0.74947in" svg:x2="7.00539in" svg:y2="0.11614in" draw:z-index="20" draw:id="id16" draw:style-name="a16" draw:name="Линия 7" text:anchor-type="paragraph"><svg:title/><svg:desc/></draw:connector></text:p>
      <text:p text:style-name="Обычный"/>
      <text:p text:style-name="P59"><draw:connector draw:type="line" svg:x1="2.12083in" svg:y1="0.02014in" svg:x2="3.00556in" svg:y2="0.36319in" draw:z-index="18" draw:id="id17" draw:style-name="a17" draw:name="Линия 7" text:anchor-type="paragraph"><svg:title/><svg:desc/></draw:connector></text:p>
      <text:p text:style-name="P60"><draw:custom-shape svg:x="0in" svg:y="0.12992in" svg:width="1.55139in" svg:height="0.53056in" draw:z-index="251659264" draw:id="id18" draw:style-name="a18" draw:name="Фигура 10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61"><draw:connector draw:type="line" svg:x1="5.53558in" svg:y1="0.15551in" svg:x2="4.01614in" svg:y2="0.20343in" draw:z-index="2" draw:id="id19" draw:style-name="a19" draw:name="Линия 10" text:anchor-type="paragraph"><svg:title/><svg:desc/></draw:connector><draw:custom-shape svg:x="5.52717in" svg:y="0.14016in" svg:width="1.31528in" svg:height="0.46528in" draw:z-index="251658240" draw:id="id20" draw:style-name="a20" draw:name="Фигура 9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62">Вывод <text:s text:c="103"/></text:span></text:p>
      <text:p text:style-name="P63"><text:span text:style-name="T64"><text:s text:c="112"/>Конец</text:span></text:p>
      <text:p text:style-name="P65"/>
      <text:p text:style-name="P66"/>
      <text:p text:style-name="P67"/>
      <text:p text:style-name="P68"/>
      <text:p text:style-name="P69"/>
      <text:soft-page-break/>
      <text:p text:style-name="P70">Студент группы ИС-27 Поповян А.Д.</text:p>
      <text:p text:style-name="P71">Текст программы:</text:p>
      <text:p text:style-name="P72"/>
      <text:p text:style-name="Обычный"><text:span text:style-name="T73">try:</text:span><text:span text:style-name="T74"><text:line-break/><text:s text:c="4"/>x = int(input("Введите число: "))</text:span><text:span text:style-name="T75"><text:line-break/><text:s text:c="4"/>print('Цифры данного числа образуют арифметическую прогрессию.'</text:span><text:span text:style-name="T76"><text:line-break/><text:s text:c="10"/>if (x // 100 - (x // 10) % 10) *</text:span><text:span text:style-name="T77"><text:line-break/><text:s text:c="13"/>((x // 10) % 10 - x % 10) &gt;= 0</text:span><text:span text:style-name="T78"><text:line-break/><text:s text:c="13"/>and x // 100 != x % 10</text:span><text:span text:style-name="T79"><text:line-break/><text:s text:c="10"/>else 'Цифры данного числа не образуют арифметическую прогрессию.')</text:span><text:span text:style-name="T80"><text:line-break/>except ValueError:</text:span><text:span text:style-name="T81"><text:line-break/><text:s text:c="4"/>print("Ошибка: введено некорректное значение. Пожалуйста, введите целое число.")</text:span></text:p>
      <text:p text:style-name="P82"/>
      <text:p text:style-name="Обычный"><text:span text:style-name="T83">Протокол работы программы:</text:span></text:p>
      <text:p text:style-name="P84"/>
      <text:p text:style-name="Обычный"><text:span text:style-name="T85">C</text:span><text:span text:style-name="T86">:\</text:span><text:span text:style-name="T87">Users</text:span><text:span text:style-name="T88">\</text:span><text:span text:style-name="T89">Admin</text:span><text:span text:style-name="T90">\</text:span><text:span text:style-name="T91">AppData</text:span><text:span text:style-name="T92">\</text:span><text:span text:style-name="T93">Local</text:span><text:span text:style-name="T94">\</text:span><text:span text:style-name="T95">Programs</text:span><text:span text:style-name="T96">\</text:span><text:span text:style-name="T97">Python</text:span><text:span text:style-name="T98">\</text:span><text:span text:style-name="T99">Python</text:span><text:span text:style-name="T100">312\</text:span><text:span text:style-name="T101">python</text:span><text:span text:style-name="T102">.</text:span><text:span text:style-name="T103">exe</text:span><text:span text:style-name="T104"><text:s/></text:span><text:span text:style-name="T105">C</text:span><text:span text:style-name="T106">:\</text:span><text:span text:style-name="T107">Users</text:span><text:span text:style-name="T108">\</text:span><text:span text:style-name="T109">Admin</text:span><text:span text:style-name="T110">\</text:span><text:span text:style-name="T111">PopovyanPy</text:span><text:span text:style-name="T112">\</text:span><text:span text:style-name="T113">Pz</text:span><text:span text:style-name="T114">_3\</text:span><text:span text:style-name="T115">Pz</text:span><text:span text:style-name="T116">_3_1.</text:span><text:span text:style-name="T117">py</text:span><text:span text:style-name="T118"><text:s/></text:span></text:p>
      <text:p text:style-name="P119">Введите число: 1010</text:p>
      <text:p text:style-name="P120">Цифры данного числа образуют арифметическую прогрессию.</text:p>
      <text:p text:style-name="P121"/>
      <text:p text:style-name="Обычный"><text:span text:style-name="T122">Process finished with exit code 0</text:span></text:p>
      <text:p text:style-name="P123"/>
      <text:p text:style-name="Обычный"><text:span text:style-name="T124">Вывод:<text:s/></text:span><text:span text:style-name="T125">в процессе выполнения практического занятия выработал навыки составления программ ветвящийся структуры в IDE PyCharm Community. Были использованы языковые конструкции</text:span><text:span text:style-name="T126"><text:s/></text:span><text:span text:style-name="T127">Try</text:span><text:span text:style-name="T128">,<text:s/></text:span><text:span text:style-name="T129">Except</text:span><text:span text:style-name="T130">. Выполнены разработка кода, отладка, тестирование, оптимизация</text:span></text:p>
      <text:p text:style-name="Обычный"><text:span text:style-name="T131">программного кода. Готовые программные коды выложены на GitHub.</text:span></text:p>
      <text:p text:style-name="P132"/>
      <text:p text:style-name="P133"><text:s text:c="12"/></text:p>
      <text:p text:style-name="P134"/>
      <text:p text:style-name="P135"/>
      <text:p text:style-name="P136"/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8T09:25:00Z</dc:date>
    <meta:template xlink:href="Normal" xlink:type="simple"/>
    <meta:editing-cycles>29</meta:editing-cycles>
    <meta:editing-duration>PT396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4" meta:word-count="304" meta:character-count="2039" meta:row-count="14" meta:non-whitespace-character-count="1739"/>
  </office:meta>
</office:document-meta>
</file>